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2DC1A11DB1DD1E01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DC1A11DB1DD1E01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ús habla del </text:span><text:span text:style-name="T1"><text:line-break/></text:span><text:span text:style-name="T1">Espíritu Santo</text:span></text:p>
            <text:p text:style-name="P3"><text:span text:style-name="T2">(Juan 14.15-31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23:23.923000000</dc:date>
    <meta:editing-duration>PT2H27M49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